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ndale Mono" svg:font-family="'Andale Mono'" style:font-pitch="fixed"/>
    <style:font-face style:name="Andale Mono1" svg:font-family="'Andale Mono'" style:font-adornments="Regular" style:font-pitch="fixed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 officeooo:paragraph-rsid="00078408"/>
    </style:style>
    <style:style style:name="P2" style:family="paragraph" style:parent-style-name="Text_20_body">
      <style:text-properties officeooo:paragraph-rsid="0011b2b4"/>
    </style:style>
    <style:style style:name="P3" style:family="paragraph" style:parent-style-name="Title">
      <style:text-properties fo:language="en" fo:country="GB"/>
    </style:style>
    <style:style style:name="P4" style:family="paragraph" style:parent-style-name="Subtitle">
      <style:text-properties fo:language="en" fo:country="GB" officeooo:rsid="00078408" officeooo:paragraph-rsid="00078408"/>
    </style:style>
    <style:style style:name="P5" style:family="paragraph" style:parent-style-name="Standard" style:list-style-name="L1">
      <style:text-properties officeooo:paragraph-rsid="001fda2a"/>
    </style:style>
    <style:style style:name="P6" style:family="paragraph" style:parent-style-name="Standard" style:list-style-name="L1">
      <style:text-properties officeooo:rsid="00154585" officeooo:paragraph-rsid="001fda2a"/>
    </style:style>
    <style:style style:name="P7" style:family="paragraph" style:parent-style-name="Heading_20_1">
      <style:text-properties fo:language="en" fo:country="GB"/>
    </style:style>
    <style:style style:name="T1" style:family="text">
      <style:text-properties officeooo:rsid="000784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0d55" style:font-weight-asian="bold" style:font-weight-complex="bold"/>
    </style:style>
    <style:style style:name="T4" style:family="text">
      <style:text-properties fo:font-weight="bold" officeooo:rsid="001fda2a" style:font-weight-asian="bold" style:font-weight-complex="bold"/>
    </style:style>
    <style:style style:name="T5" style:family="text">
      <style:text-properties officeooo:rsid="0008cb90"/>
    </style:style>
    <style:style style:name="T6" style:family="text">
      <style:text-properties style:font-name="Andale Mono" fo:language="en" fo:country="GB" officeooo:rsid="0009de4e"/>
    </style:style>
    <style:style style:name="T7" style:family="text">
      <style:text-properties style:font-name="Andale Mono" officeooo:rsid="00159859"/>
    </style:style>
    <style:style style:name="T8" style:family="text">
      <style:text-properties style:font-name="Andale Mono" officeooo:rsid="0017798c"/>
    </style:style>
    <style:style style:name="T9" style:family="text">
      <style:text-properties style:font-name="Andale Mono" officeooo:rsid="00196e6f"/>
    </style:style>
    <style:style style:name="T10" style:family="text">
      <style:text-properties style:font-name="Andale Mono" officeooo:rsid="001b4498"/>
    </style:style>
    <style:style style:name="T11" style:family="text">
      <style:text-properties style:font-name="Andale Mono" officeooo:rsid="00154585"/>
    </style:style>
    <style:style style:name="T12" style:family="text">
      <style:text-properties style:font-name="Andale Mono" fo:font-weight="bold" style:font-weight-asian="bold" style:font-weight-complex="bold"/>
    </style:style>
    <style:style style:name="T13" style:family="text">
      <style:text-properties officeooo:rsid="000d0516"/>
    </style:style>
    <style:style style:name="T14" style:family="text">
      <style:text-properties fo:language="en" fo:country="GB"/>
    </style:style>
    <style:style style:name="T15" style:family="text">
      <style:text-properties fo:language="en" fo:country="GB" officeooo:rsid="0009de4e"/>
    </style:style>
    <style:style style:name="T16" style:family="text">
      <style:text-properties officeooo:rsid="001349df"/>
    </style:style>
    <style:style style:name="T17" style:family="text">
      <style:text-properties officeooo:rsid="00154585"/>
    </style:style>
    <style:style style:name="T18" style:family="text">
      <style:text-properties officeooo:rsid="001fda2a"/>
    </style:style>
    <style:style style:name="T19" style:family="text">
      <style:text-properties officeooo:rsid="0024647e"/>
    </style:style>
    <style:style style:name="T20" style:family="text">
      <style:text-properties officeooo:rsid="0024a8c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9">Physics Toolbox I</text:span>nstallation <text:span text:style-name="T5">Guide</text:span></text:p>
      <text:p text:style-name="P4">René Bernhardsgrütter, Christoph Walter Senn, 2014-0<text:span text:style-name="T20">7-31</text:span></text:p>
      <text:p text:style-name="P2"><text:span text:style-name="T15">This guide is applicable for the Ubuntu operating system. The latest version can be downloaded at </text:span><text:span text:style-name="T6">http://www.ubuntu.com/</text:span><text:span text:style-name="T14">.</text:span></text:p>
      <text:h text:style-name="P7" text:outline-level="1">Execut<text:span text:style-name="T13">e Application</text:span></text:h>
      <text:p text:style-name="P1"><text:span text:style-name="T1">Follow these instructions to execute the </text:span><text:span text:style-name="T4">Physics </text:span><text:span text:style-name="T3">Toobox</text:span><text:span text:style-name="T1"> via Reservoir Control Toolbox:</text:span></text:p>
      <text:list xml:id="list9185039980542873924" text:style-name="L1">
        <text:list-item>
          <text:p text:style-name="P5"><text:span text:style-name="T16">Install all dependencies: <text:line-break/></text:span><text:span text:style-name="T11">sudo apt-get update &amp;&amp; sudo apt-get install </text:span><text:span text:style-name="T7">build-essentials </text:span><text:span text:style-name="T8">liblog4cxx* </text:span><text:span text:style-name="T9">freeglut3* </text:span><text:span text:style-name="T10">libboost-all-dev</text:span><text:span text:style-name="T17"><text:line-break/><text:line-break/>Enter your password if requested. Press </text:span><text:span text:style-name="T11">Y</text:span><text:span text:style-name="T17"> if the installation tool asks whether it should install dependencies.</text:span></text:p>
        </text:list-item>
        <text:list-item>
          <text:p text:style-name="P6">Open the <text:span text:style-name="T18">Physics Toolbox</text:span> project. Press Clean-and-Build to compile the sources.</text:p>
        </text:list-item>
        <text:list-item>
          <text:p text:style-name="P5">Start <text:span text:style-name="T18">the Reservoir Control Toolbox</text:span> via NetBeans and click on Run to run the simulation to invoke the <text:span text:style-name="T18">Physics Toolbox</text:span> binary that was just compil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ndale Mono" svg:font-family="'Andale Mono'" style:font-pitch="fixed"/>
    <style:font-face style:name="Andale Mono1" svg:font-family="'Andale Mono'" style:font-adornments="Regular" style:font-pitch="fixed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style:contextual-spacing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margin-top="0.319cm" fo:margin-bottom="0.011cm" style:contextual-spacing="false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Subtitle" style:family="paragraph" style:parent-style-name="Heading" style:next-style-name="Text_20_body" style:class="chapter">
      <style:paragraph-properties fo:margin-top="0.22cm" fo:margin-bottom="0.409cm" style:contextual-spacing="false" fo:text-align="center" style:justify-single-word="false"/>
      <style:text-properties fo:font-size="12pt" fo:font-style="italic" style:font-size-asian="14pt" style:font-style-asian="italic" style:font-weight-asian="normal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Code" style:family="paragraph" style:parent-style-name="Text_20_body">
      <style:text-properties style:font-name="Andale Mono1" fo:font-family="'Andale Mono'" style:font-style-name="Regular" style:font-pitch="fixed" fo:language="en" fo:country="GB" officeooo:rsid="0009de4e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09:05:30.694388315</meta:creation-date>
    <dc:date>2014-07-31T18:17:24.411340875</dc:date>
    <meta:editing-duration>PT1H34M56S</meta:editing-duration>
    <meta:editing-cycles>27</meta:editing-cycles>
    <meta:generator>LibreOffice/4.2.4.2$Linux_X86_64 LibreOffice_project/420m0$Build-2</meta:generator>
    <meta:document-statistic meta:table-count="0" meta:image-count="0" meta:object-count="0" meta:page-count="1" meta:paragraph-count="8" meta:word-count="111" meta:character-count="789" meta:non-whitespace-character-count="687"/>
  </office:meta>
</office:document-meta>
</file>